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4c84" officeooo:paragraph-rsid="000a4c84"/>
    </style:style>
    <style:style style:name="P2" style:family="paragraph" style:parent-style-name="Standard">
      <style:text-properties fo:font-size="16pt" officeooo:rsid="000a4c84" officeooo:paragraph-rsid="000a4c84" style:font-size-asian="16pt" style:font-size-complex="16pt"/>
    </style:style>
    <style:style style:name="P3" style:family="paragraph" style:parent-style-name="Standard">
      <style:text-properties fo:font-size="24pt" officeooo:rsid="000a4c84" officeooo:paragraph-rsid="000a4c84" style:font-size-asian="24pt" style:font-size-complex="24pt"/>
    </style:style>
    <style:style style:name="P4" style:family="paragraph" style:parent-style-name="Standard" style:list-style-name="L1">
      <style:text-properties fo:font-size="16pt" officeooo:rsid="000a4c84" officeooo:paragraph-rsid="000a4c84" style:font-size-asian="16pt" style:font-size-complex="16pt"/>
    </style:style>
    <style:style style:name="P5" style:family="paragraph" style:parent-style-name="Standard" style:list-style-name="L1">
      <style:text-properties fo:font-size="16pt" officeooo:rsid="000a4c84" officeooo:paragraph-rsid="000c4768" style:font-size-asian="16pt" style:font-size-complex="16pt"/>
    </style:style>
    <style:style style:name="P6" style:family="paragraph" style:parent-style-name="Standard" style:list-style-name="L2">
      <style:text-properties fo:font-size="16pt" officeooo:rsid="000c4768" officeooo:paragraph-rsid="000c4768" style:font-size-asian="16pt" style:font-size-complex="16pt"/>
    </style:style>
    <style:style style:name="P7" style:family="paragraph" style:parent-style-name="Standard" style:list-style-name="L2">
      <style:text-properties fo:font-size="14pt" officeooo:rsid="000c4768" officeooo:paragraph-rsid="000c4768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e3449" style:font-size-asian="16pt" style:font-size-complex="1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officeooo:rsid="000fd67c" style:font-size-asian="22pt" style:font-size-complex="22pt"/>
    </style:style>
    <style:style style:name="T5" style:family="text">
      <style:text-properties officeooo:rsid="000fd67c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log post</text:p>
      <text:p text:style-name="P1">17 july 2017</text:p>
      <text:p text:style-name="P1"/>
      <text:p text:style-name="P1"/>
      <text:p text:style-name="P2"/>
      <text:p text:style-name="P2"><text:tab/><text:tab/><text:span text:style-name="T3">how to read a book</text:span></text:p>
      <text:list xml:id="list3750226717719520758" text:style-name="L1">
        <text:list-item>
          <text:p text:style-name="P4">you shoul understand what you are reading,even if i<text:span text:style-name="T5">t</text:span> takes 5 minutes to understand it just do it.</text:p>
        </text:list-item>
        <text:list-item>
          <text:p text:style-name="P4">If you are reading for intertaiment you’re going to read <text:s/>a lot differently than if you’re reading to increase understanding.</text:p>
          <text:p text:style-name="P4">Types of reading</text:p>
        </text:list-item>
        <text:list-item>
          <text:p text:style-name="P5">Elementary reading</text:p>
          <text:p text:style-name="P5">.taugt in elementary school</text:p>
        </text:list-item>
      </text:list>
      <text:list xml:id="list3695368352217860226" text:style-name="L2">
        <text:list-item>
          <text:p text:style-name="P6"><text:s/>Inspectional reading</text:p>
          <text:p text:style-name="P6">.superficial reading-if you don’t understand something you move on</text:p>
          <text:p text:style-name="P6">.systematic reading-reading index,studing table of contents</text:p>
        </text:list-item>
        <text:list-item>
          <text:p text:style-name="P6">analytical reading</text:p>
          <text:p text:style-name="P6">.state what the whole book is about</text:p>
        </text:list-item>
        <text:list-item>
          <text:p text:style-name="P6">Syntopical reading</text:p>
          <text:p text:style-name="P7"><text:span text:style-name="T1">.involes i</text:span><text:span text:style-name="T2">n </text:span><text:span text:style-name="T1">reading many books on the same subject and comparing idea</text:span>s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09:04:51.817992223</meta:creation-date>
    <dc:date>2017-07-17T12:04:39.666164115</dc:date>
    <meta:editing-duration>PT9M27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5" meta:word-count="109" meta:character-count="623" meta:non-whitespace-character-count="537"/>
  </office:meta>
</office:document-meta>
</file>